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boarded.</text:p>
          </table:table-cell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 office:value-type="string">
            <text:p>What on earth is that ship...?</text:p>
          </table:table-cell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igantic...</text:p>
          </table:table-cell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Brrr!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 office:value-type="string">
            <text:p>(D-Dammit... at a time like this...)</text:p>
          </table:table-cell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 do we do? Saotome...</text:p>
          </table:table-cell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situation won't progress if we just stand
here passively and wait.</text:p>
          </table:table-cell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 office:value-type="string">
            <text:p>We should board the other ship and investigate.</text:p>
          </table:table-cell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frightening, but... I suppose we don't
any other options...</text:p>
          </table:table-cell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... l-let's not... *fidget*</text:p>
          </table:table-cell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 office:value-type="string">
            <text:p>What if a ghost comes out...?!</text:p>
          </table:table-cell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captain has already disappeared without
a trace.</text:p>
          </table:table-cell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 office:value-type="string">
            <text:p>We can't escape from here without someone
to steer the ship.</text:p>
          </table:table-cell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ell, yeah, but...</text:p>
          </table:table-cell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oo dangerous to split up.</text:p>
          </table:table-cell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 office:value-type="string">
            <text:p>Let's move as one un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